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2000000600006D6300005209D454197D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Plantilla_25_20Presentacion-title">
      <style:graphic-properties draw:auto-grow-height="true" fo:min-height="3.507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title">
      <style:graphic-properties draw:stroke="none" draw:fill="none" fo:min-height="1.619cm"/>
    </style:style>
    <style:style style:name="pr4" style:family="presentation" style:parent-style-name="Plantilla_25_20Presentacion-title">
      <style:graphic-properties fo:min-height="3.256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co1" style:family="table-column">
      <style:table-column-properties style:column-width="5.147cm" style:use-optimal-column-width="false"/>
    </style:style>
    <style:style style:name="co2" style:family="table-column">
      <style:table-column-properties style:column-width="3.673cm" style:use-optimal-column-width="false"/>
    </style:style>
    <style:style style:name="co3" style:family="table-column">
      <style:table-column-properties style:column-width="3.677cm" style:use-optimal-column-width="false"/>
    </style:style>
    <style:style style:name="co4" style:family="table-column">
      <style:table-column-properties style:column-width="5.827cm" style:use-optimal-column-width="false"/>
    </style:style>
    <style:style style:name="co5" style:family="table-column">
      <style:table-column-properties style:column-width="4.49cm" style:use-optimal-column-width="false"/>
    </style:style>
    <style:style style:name="co6" style:family="table-column">
      <style:table-column-properties style:column-width="3.833cm" style:use-optimal-column-width="false"/>
    </style:style>
    <style:style style:name="co7" style:family="table-column">
      <style:table-column-properties style:column-width="4.064cm" style:use-optimal-column-width="false"/>
    </style:style>
    <style:style style:name="co8" style:family="table-column">
      <style:table-column-properties style:column-width="9.286cm" style:use-optimal-column-width="false"/>
    </style:style>
    <style:style style:name="co9" style:family="table-column">
      <style:table-column-properties style:column-width="8.819cm" style:use-optimal-column-width="false"/>
    </style:style>
    <style:style style:name="co10" style:family="table-column">
      <style:table-column-properties style:column-width="4.531cm" style:use-optimal-column-width="false"/>
    </style:style>
    <style:style style:name="co11" style:family="table-column">
      <style:table-column-properties style:column-width="4.225cm" style:use-optimal-column-width="false"/>
    </style:style>
    <style:style style:name="co12" style:family="table-column">
      <style:table-column-properties style:column-width="10.928cm" style:use-optimal-column-width="false"/>
    </style:style>
    <style:style style:name="co13" style:family="table-column">
      <style:table-column-properties style:column-width="3.976cm" style:use-optimal-column-width="false"/>
    </style:style>
    <style:style style:name="co14" style:family="table-column">
      <style:table-column-properties style:column-width="3.617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1.434cm"/>
    </style:style>
    <style:style style:name="ro3" style:family="table-row">
      <style:table-row-properties style:row-height="1.928cm"/>
    </style:style>
    <style:style style:name="ro4" style:family="table-row">
      <style:table-row-properties style:row-height="1.438cm"/>
    </style:style>
    <style:style style:name="ro5" style:family="table-row">
      <style:table-row-properties style:row-height="1.441cm"/>
    </style:style>
    <style:style style:name="ro6" style:family="table-row">
      <style:table-row-properties style:row-height="1.128cm"/>
    </style:style>
    <style:style style:name="ro7" style:family="table-row">
      <style:table-row-properties style:row-height="1.102cm"/>
    </style:style>
    <style:style style:name="ro8" style:family="table-row">
      <style:table-row-properties style:row-height="1.133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top"/>
    </style:style>
    <style:style style:name="ce3" style:family="table-cell">
      <style:graphic-properties style:repeat="repeat"/>
      <style:paragraph-properties fo:text-align="center" style:text-autospace="none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</style:style>
    <style:style style:name="ce6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7" style:family="table-cell">
      <style:graphic-properties style:repeat="repeat" draw:textarea-vertical-align="middle"/>
      <style:paragraph-properties style:text-autospace="none"/>
      <style:text-properties fo:font-family="Arial" style:font-family-generic="swiss" style:font-pitch="variable" fo:font-size="18pt" style:font-size-asian="18pt" style:font-size-complex="18pt"/>
    </style:style>
    <style:style style:name="ce8" style:family="table-cell">
      <style:graphic-properties style:repeat="repeat" draw:textarea-vertical-align="middle"/>
      <style:paragraph-properties fo:text-align="center" style:text-autospace="none"/>
      <style:text-properties fo:font-family="Arial" style:font-family-generic="swiss" style:font-pitch="variable" fo:font-size="18pt" style:font-size-asian="18pt" style:font-size-complex="18pt"/>
    </style:style>
    <style:style style:name="ce9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ce10" style:family="table-cell">
      <style:graphic-properties style:repeat="repeat" draw:textarea-vertical-align="middle"/>
      <style:text-properties fo:font-family="Arial" style:font-family-generic="swiss" style:font-pitch="variable" fo:font-size="18pt" style:font-size-asian="18pt" style:font-size-complex="18pt"/>
    </style:style>
    <style:style style:name="ce11" style:family="table-cell">
      <style:graphic-properties style:repeat="repeat" draw:textarea-vertical-align="middle"/>
      <style:paragraph-properties fo:text-align="center" style:text-autospace="none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style:repeat="repeat" draw:textarea-vertical-align="middle"/>
      <style:paragraph-properties fo:text-align="center" style:text-autospace="none"/>
      <style:text-properties fo:font-size="18pt"/>
    </style:style>
    <style:style style:name="ce13" style:family="table-cell">
      <style:graphic-properties style:repeat="repeat" draw:textarea-vertical-align="middle"/>
      <style:paragraph-properties style:text-autospace="none"/>
    </style:style>
    <style:style style:name="ce14" style:family="table-cell">
      <style:graphic-properties style:repeat="repeat" draw:textarea-vertical-align="middle"/>
      <style:paragraph-properties fo:text-align="start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overline-style="none" style:text-overline-color="font-color" fo:hyphenate="false"/>
    </style:style>
    <style:style style:name="ce15" style:family="table-cell">
      <style:graphic-properties style:repeat="repeat" draw:textarea-vertical-align="middle"/>
      <style:paragraph-properties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overline-style="none" style:text-overline-color="font-color" fo:hyphenate="false"/>
    </style:style>
    <style:style style:name="ce16" style:family="table-cell">
      <style:graphic-properties style:repeat="repeat" draw:textarea-vertical-align="middle"/>
      <style:paragraph-properties fo:text-align="center"/>
      <style:text-properties fo:font-size="18pt"/>
    </style:style>
    <style:style style:name="ce17" style:family="table-cell">
      <style:graphic-properties style:repeat="repeat" draw:textarea-vertical-align="middle"/>
      <style:paragraph-properties fo:text-align="end"/>
      <style:text-properties fo:font-weight="bold" style:font-weight-asian="bold" style:font-weight-complex="bold"/>
    </style:style>
    <style:style style:name="ce18" style:family="table-cell">
      <style:graphic-properties style:repeat="repeat"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19" style:family="table-cell">
      <style:graphic-properties style:repeat="repeat" draw:textarea-vertical-align="middle"/>
      <style:paragraph-properties fo:text-align="center" style:text-autospace="none"/>
    </style:style>
    <style:style style:name="ce20" style:family="table-cell">
      <style:graphic-properties style:repeat="repeat" draw:textarea-vertical-align="middle"/>
      <style:paragraph-properties fo:text-align="center"/>
    </style:style>
    <style:style style:name="ce21" style:family="table-cell">
      <style:graphic-properties style:repeat="repeat" draw:textarea-vertical-align="middle"/>
      <style:paragraph-properties fo:text-align="center" style:text-autospace="none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2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3" style:family="table-cell">
      <style:graphic-properties style:repeat="repeat" draw:textarea-vertical-align="middle"/>
      <style:paragraph-properties style:text-autospace="none"/>
      <style:text-properties fo:font-family="Arial" style:font-family-generic="swiss" style:font-pitch="variable" fo:font-size="18pt" style:font-size-asian="18pt" style:font-size-complex="18pt"/>
    </style:style>
    <style:style style:name="ce24" style:family="table-cell">
      <style:graphic-properties style:repeat="repeat" draw:textarea-vertical-align="middle"/>
      <style:paragraph-properties fo:text-align="start" style:text-autospace="none" style:line-break="normal" style:writing-mode="page"/>
      <style:text-properties fo:font-family="Arial" style:font-family-generic="swiss" style:font-pitch="variable" fo:font-size="18pt" fo:language="en" fo:country="US" style:text-underline-mode="continuous" style:text-overline-mode="continuous" style:text-line-through-mode="continuous" style:font-size-asian="18pt" style:language-asian="en" style:country-asian="US" style:font-size-complex="18pt" style:language-complex="en" style:country-complex="US" style:text-overline-style="none" style:text-overline-color="font-color" fo:hyphenate="false"/>
    </style:style>
    <style:style style:name="ce25" style:family="table-cell">
      <style:graphic-properties style:repeat="repeat" draw:textarea-vertical-align="middle"/>
      <style:paragraph-properties style:text-autospace="none" style:line-break="normal" style:writing-mode="page"/>
      <style:text-properties fo:font-family="Arial" style:font-family-generic="swiss" style:font-pitch="variable" fo:font-size="18pt" fo:language="en" fo:country="US" style:text-underline-mode="continuous" style:text-overline-mode="continuous" style:text-line-through-mode="continuous" style:font-size-asian="18pt" style:language-asian="en" style:country-asian="US" style:font-size-complex="18pt" style:language-complex="en" style:country-complex="US" style:text-overline-style="none" style:text-overline-color="font-color" fo:hyphenate="false"/>
    </style:style>
    <style:style style:name="ce26" style:family="table-cell">
      <style:graphic-properties style:repeat="repeat" draw:textarea-vertical-align="middle"/>
      <style:paragraph-properties fo:text-align="end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7" style:family="table-cell">
      <style:graphic-properties style:repeat="repeat" draw:textarea-vertical-align="middle"/>
      <style:text-properties fo:font-family="Arial" style:font-family-generic="swiss" style:font-pitch="variable" fo:font-size="18pt" style:font-size-asian="18pt" style:font-size-complex="18pt"/>
    </style:style>
    <style:style style:name="ce28" style:family="table-cell">
      <style:graphic-properties style:repeat="repeat"/>
      <style:paragraph-properties style:text-autospace="none"/>
    </style:style>
    <style:style style:name="ce29" style:family="table-cell">
      <style:graphic-properties style:repeat="repeat"/>
      <style:paragraph-properties fo:text-align="end"/>
      <style:text-properties fo:font-weight="bold" style:font-weight-asian="bold" style:font-weight-complex="bold"/>
    </style:style>
    <style:style style:name="ce30" style:family="table-cell">
      <style:graphic-properties style:repeat="repeat" draw:textarea-vertical-align="middle"/>
      <style:paragraph-properties fo:text-align="center" style:text-autospace="none"/>
      <style:text-properties fo:font-family="Arial" style:font-family-generic="swiss" style:font-pitch="variable" fo:font-size="18pt" style:font-size-asian="18pt" style:font-size-complex="18pt"/>
    </style:style>
    <style:style style:name="ce31" style:family="table-cell">
      <style:graphic-properties style:repeat="repeat" draw:textarea-vertical-align="middle"/>
      <style:paragraph-properties fo:text-align="end" style:text-autospace="none" style:line-break="normal" style:writing-mode="page"/>
      <style:text-properties fo:font-family="Arial" style:font-family-generic="swiss" style:font-pitch="variable" fo:font-size="18pt" fo:language="en" fo:country="US" fo:font-weight="bold" style:text-underline-mode="continuous" style:text-overline-mode="continuous" style:text-line-through-mode="continuous" style:font-size-asian="18pt" style:language-asian="en" style:country-asian="US" style:font-weight-asian="bold" style:font-size-complex="18pt" style:language-complex="en" style:country-complex="US" style:font-weight-complex="bold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</style:style>
    <style:style style:name="P5" style:family="paragraph">
      <style:text-properties fo:font-family="Arial" style:font-family-generic="swiss" style:font-pitch="variable" fo:font-weight="bold" style:font-weight-asian="bold" style:font-weight-complex="bold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center" style:text-autospace="none"/>
      <style:text-properties fo:font-size="18pt" fo:font-weight="bold" style:font-weight-asian="bold" style:font-weight-complex="bold"/>
    </style:style>
    <style:style style:name="P8" style:family="paragraph">
      <style:paragraph-properties fo:text-align="center" style:text-autospace="none"/>
      <style:text-properties fo:font-size="18pt"/>
    </style:style>
    <style:style style:name="P9" style:family="paragraph">
      <style:paragraph-properties style:text-autospace="none"/>
      <style:text-properties fo:font-size="18pt"/>
    </style:style>
    <style:style style:name="P10" style:family="paragraph">
      <style:paragraph-properties fo:text-align="start" style:text-autospace="none" style:line-break="normal" style:writing-mode="page"/>
      <style:text-properties fo:font-size="18pt" fo:language="en" fo:country="US" style:text-underline-mode="continuous" style:text-overline-mode="continuous" style:text-line-through-mode="continuous" style:language-asian="en" style:country-asian="US" style:language-complex="en" style:country-complex="US" style:text-overline-style="none" style:text-overline-color="font-color" fo:hyphenate="false"/>
    </style:style>
    <style:style style:name="P11" style:family="paragraph">
      <style:paragraph-properties style:text-autospace="none" style:line-break="normal" style:writing-mode="page"/>
      <style:text-properties fo:font-size="18pt" fo:language="en" fo:country="US" style:text-underline-mode="continuous" style:text-overline-mode="continuous" style:text-line-through-mode="continuous" style:language-asian="en" style:country-asian="US" style:language-complex="en" style:country-complex="US" style:text-overline-style="none" style:text-overline-color="font-color" fo:hyphenate="false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end"/>
      <style:text-properties fo:font-size="18pt" fo:font-weight="bold" style:font-weight-asian="bold" style:font-weight-complex="bold"/>
    </style:style>
    <style:style style:name="P14" style:family="paragraph">
      <style:text-properties fo:font-size="20pt"/>
    </style:style>
    <style:style style:name="P15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overline-style="none" style:text-overline-color="font-color" fo:hyphenate="false"/>
    </style:style>
    <style:style style:name="P18" style:family="paragraph">
      <style:paragraph-properties fo:text-align="start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overline-style="none" style:text-overline-color="font-color" fo:hyphenate="false"/>
    </style:style>
    <style:style style:name="P19" style:family="paragraph">
      <style:paragraph-properties fo:text-align="end"/>
      <style:text-properties fo:font-weight="bold" style:font-weight-asian="bold" style:font-weight-complex="bold"/>
    </style:style>
    <style:style style:name="P20" style:family="paragraph">
      <style:paragraph-properties fo:text-align="center" style:text-autospace="none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style:text-autospace="none"/>
      <style:text-properties fo:font-family="Arial" style:font-family-generic="swiss" style:font-pitch="variable" fo:font-size="18pt" style:font-size-asian="18pt" style:font-size-complex="18pt"/>
    </style:style>
    <style:style style:name="P23" style:family="paragraph">
      <style:paragraph-properties fo:text-align="end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4" style:family="paragraph"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paragraph-properties fo:text-align="center" style:text-autospace="none"/>
      <style:text-properties fo:font-family="Arial" style:font-family-generic="swiss" style:font-pitch="variable" fo:font-size="18pt" style:font-size-asian="18pt" style:font-size-complex="18pt"/>
    </style:style>
    <style:style style:name="P26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8.237cm" presentation:class="title" presentation:user-transformed="true">
          <draw:text-box>
            <text:p><text:span text:style-name="T1">CONTROL DE HORAS</text:span><text:span text:style-name="T1"><text:line-break/></text:span><text:span text:style-name="T1">Jose David Dionisio Ruiz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2ª Iteración: Planificación Inicial</text:span></text:p>
          </draw:text-box>
        </draw:frame>
        <draw:frame draw:style-name="gr3" draw:layer="layout" svg:width="14.697cm" svg:height="9.992cm" svg:x="0.303cm" svg:y="6.0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standard" draw:layer="layout" svg:width="12.496cm" svg:height="11.834cm" svg:x="15cm" svg:y="4.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2">Etapa</text:span></text:p>
              </table:table-cell>
              <table:table-cell>
                <text:p text:style-name="P1"><text:span text:style-name="T2">1ª Iteración</text:span></text:p>
              </table:table-cell>
              <table:table-cell>
                <text:p text:style-name="P1"><text:span text:style-name="T2">2ª Iteración</text:span></text:p>
              </table:table-cell>
            </table:table-row>
            <table:table-row table:style-name="ro1">
              <table:table-cell table:style-name="ce2">
                <text:p text:style-name="P3">Planificación</text:p>
              </table:table-cell>
              <table:table-cell table:style-name="ce3">
                <text:p text:style-name="P4">23 horas</text:p>
              </table:table-cell>
              <table:table-cell table:style-name="ce4">
                <text:p text:style-name="P1">42 horas</text:p>
              </table:table-cell>
            </table:table-row>
            <table:table-row table:style-name="ro1">
              <table:table-cell table:style-name="ce5">
                <text:p text:style-name="P3">Modelado de Requisitos</text:p>
              </table:table-cell>
              <table:table-cell table:style-name="ce3">
                <text:p text:style-name="P4">16 horas</text:p>
              </table:table-cell>
              <table:table-cell table:style-name="ce4">
                <text:p text:style-name="P1">28 horas</text:p>
              </table:table-cell>
            </table:table-row>
            <table:table-row table:style-name="ro1">
              <table:table-cell table:style-name="ce5">
                <text:p text:style-name="P3">Análisis </text:p>
              </table:table-cell>
              <table:table-cell table:style-name="ce3">
                <text:p text:style-name="P4">14 horas</text:p>
              </table:table-cell>
              <table:table-cell table:style-name="ce4">
                <text:p text:style-name="P1">21 horas</text:p>
              </table:table-cell>
            </table:table-row>
            <table:table-row table:style-name="ro1">
              <table:table-cell table:style-name="ce5">
                <text:p text:style-name="P3">Diseño</text:p>
              </table:table-cell>
              <table:table-cell table:style-name="ce3">
                <text:p text:style-name="P4">22 horas</text:p>
              </table:table-cell>
              <table:table-cell table:style-name="ce4">
                <text:p text:style-name="P1">34 horas</text:p>
              </table:table-cell>
            </table:table-row>
            <table:table-row table:style-name="ro1">
              <table:table-cell table:style-name="ce5">
                <text:p text:style-name="P3">Implementación</text:p>
              </table:table-cell>
              <table:table-cell table:style-name="ce3">
                <text:p text:style-name="P4">17 horas</text:p>
              </table:table-cell>
              <table:table-cell table:style-name="ce4">
                <text:p text:style-name="P1">30 horas</text:p>
              </table:table-cell>
            </table:table-row>
            <table:table-row table:style-name="ro1" table:default-cell-style-name="ce4">
              <table:table-cell table:style-name="ce5">
                <text:p>Revisión 1ª Iteración</text:p>
              </table:table-cell>
              <table:table-cell>
                <text:p text:style-name="P1">-</text:p>
              </table:table-cell>
              <table:table-cell>
                <text:p text:style-name="P1">28 horas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5" draw:layer="layout" svg:width="20.5cm" svg:height="1.619cm" svg:x="4cm" svg:y="17.674cm">
          <draw:text-box>
            <text:p><text:span text:style-name="T3">Objetivo: Evitar la infraplanificació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2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><text:span text:style-name="T1">2ª Iteración: Horas Reales Empleadas</text:span></text:p>
          </draw:text-box>
        </draw:frame>
        <draw:frame draw:style-name="standard" draw:layer="layout" svg:width="14.149cm" svg:height="11.794cm" svg:x="6.999cm" svg:y="4.6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6">
              <table:table-cell>
                <text:p text:style-name="P1"><text:span text:style-name="T4">Etapa</text:span></text:p>
              </table:table-cell>
              <table:table-cell>
                <text:p text:style-name="P1"><text:span text:style-name="T4">Estimación</text:span></text:p>
              </table:table-cell>
              <table:table-cell>
                <text:p text:style-name="P1"><text:span text:style-name="T4">Real</text:span></text:p>
              </table:table-cell>
            </table:table-row>
            <table:table-row table:style-name="ro1">
              <table:table-cell table:style-name="ce7">
                <text:p text:style-name="P3"><text:span text:style-name="T5">Planificación</text:span></text:p>
              </table:table-cell>
              <table:table-cell table:style-name="ce8">
                <text:p text:style-name="P4"><text:span text:style-name="T5">35 horas</text:span></text:p>
              </table:table-cell>
              <table:table-cell table:style-name="ce9">
                <text:p text:style-name="P1"><text:span text:style-name="T5">31 horas</text:span></text:p>
              </table:table-cell>
            </table:table-row>
            <table:table-row table:style-name="ro1">
              <table:table-cell table:style-name="ce7">
                <text:p text:style-name="P3"><text:span text:style-name="T5">Modelado de Requisitos</text:span></text:p>
              </table:table-cell>
              <table:table-cell table:style-name="ce8">
                <text:p text:style-name="P4"><text:span text:style-name="T5">28 horas</text:span></text:p>
              </table:table-cell>
              <table:table-cell table:style-name="ce9">
                <text:p text:style-name="P1"><text:span text:style-name="T5">36,7 horas</text:span></text:p>
              </table:table-cell>
            </table:table-row>
            <table:table-row table:style-name="ro1">
              <table:table-cell table:style-name="ce7">
                <text:p text:style-name="P3"><text:span text:style-name="T5">Análisis </text:span></text:p>
              </table:table-cell>
              <table:table-cell table:style-name="ce8">
                <text:p text:style-name="P4"><text:span text:style-name="T5">21 horas</text:span></text:p>
              </table:table-cell>
              <table:table-cell table:style-name="ce9">
                <text:p text:style-name="P1"><text:span text:style-name="T5">33,5 horas</text:span></text:p>
              </table:table-cell>
            </table:table-row>
            <table:table-row table:style-name="ro1">
              <table:table-cell table:style-name="ce7">
                <text:p text:style-name="P3"><text:span text:style-name="T5">Diseño</text:span></text:p>
              </table:table-cell>
              <table:table-cell table:style-name="ce8">
                <text:p text:style-name="P4"><text:span text:style-name="T5">34 horas</text:span></text:p>
              </table:table-cell>
              <table:table-cell table:style-name="ce9">
                <text:p text:style-name="P1"><text:span text:style-name="T5">57,3 horas</text:span></text:p>
              </table:table-cell>
            </table:table-row>
            <table:table-row table:style-name="ro1">
              <table:table-cell table:style-name="ce7">
                <text:p text:style-name="P3"><text:span text:style-name="T5">Implementación</text:span></text:p>
              </table:table-cell>
              <table:table-cell table:style-name="ce8">
                <text:p text:style-name="P4"><text:span text:style-name="T5">30 horas</text:span></text:p>
              </table:table-cell>
              <table:table-cell table:style-name="ce9">
                <text:p text:style-name="P1"><text:span text:style-name="T5">46 horas</text:span></text:p>
              </table:table-cell>
            </table:table-row>
            <table:table-row table:style-name="ro1" table:default-cell-style-name="ce9">
              <table:table-cell table:style-name="ce10">
                <text:p><text:span text:style-name="T5">Revisión 1ª Iteración</text:span></text:p>
              </table:table-cell>
              <table:table-cell>
                <text:p text:style-name="P1"><text:span text:style-name="T5">28 horas</text:span></text:p>
              </table:table-cell>
              <table:table-cell>
                <text:p text:style-name="P1"><text:span text:style-name="T5">56 hora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2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><text:span text:style-name="T1">2ª Iteración: Horas Reales Empleadas (2)</text:span></text:p>
          </draw:text-box>
        </draw:frame>
        <draw:frame draw:style-name="gr3" draw:layer="layout" svg:width="25.5cm" svg:height="16.5cm" svg:x="1.5cm" svg:y="3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Planificación: Tareas y Horas Invertidas</text:span></text:p>
          </draw:text-box>
        </draw:frame>
        <draw:frame draw:style-name="standard" draw:layer="layout" svg:width="17.413cm" svg:height="15.832cm" svg:x="5.27cm" svg:y="3.64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" table:default-cell-style-name="ce11">
              <table:table-cell>
                <text:p text:style-name="P6"><text:span text:style-name="T4">Real</text:span></text:p>
              </table:table-cell>
              <table:table-cell>
                <text:p text:style-name="P6"><text:span text:style-name="T4">Estimación</text:span></text:p>
              </table:table-cell>
              <table:table-cell>
                <text:p text:style-name="P7">Tarea</text:p>
              </table:table-cell>
            </table:table-row>
            <table:table-row table:style-name="ro3" table:default-cell-style-name="ce12">
              <table:table-cell>
                <text:p text:style-name="P8">4 horas</text:p>
              </table:table-cell>
              <table:table-cell>
                <text:p text:style-name="P8">4 horas</text:p>
              </table:table-cell>
              <table:table-cell table:style-name="ce13">
                <text:p text:style-name="P9">Elaboración documento de planificación</text:p>
              </table:table-cell>
            </table:table-row>
            <table:table-row table:style-name="ro2" table:default-cell-style-name="ce12">
              <table:table-cell>
                <text:p text:style-name="P8">10 horas</text:p>
              </table:table-cell>
              <table:table-cell>
                <text:p text:style-name="P8">10 hora</text:p>
              </table:table-cell>
              <table:table-cell table:style-name="ce14">
                <text:p text:style-name="P9">Revisión de la planificación</text:p>
              </table:table-cell>
            </table:table-row>
            <table:table-row table:style-name="ro3" table:default-cell-style-name="ce12">
              <table:table-cell>
                <text:p text:style-name="P8">2 horas</text:p>
              </table:table-cell>
              <table:table-cell>
                <text:p text:style-name="P8">4 horas</text:p>
              </table:table-cell>
              <table:table-cell table:style-name="ce14">
                <text:p text:style-name="P10">Planificacion temporal y Diagrama de Gannt</text:p>
              </table:table-cell>
            </table:table-row>
            <table:table-row table:style-name="ro2" table:default-cell-style-name="ce12">
              <table:table-cell>
                <text:p text:style-name="P8">4 horas</text:p>
              </table:table-cell>
              <table:table-cell>
                <text:p text:style-name="P8">5 horas</text:p>
              </table:table-cell>
              <table:table-cell table:style-name="ce14">
                <text:p text:style-name="P10">Diagramas de Pert</text:p>
              </table:table-cell>
            </table:table-row>
            <table:table-row table:style-name="ro3" table:default-cell-style-name="ce12">
              <table:table-cell>
                <text:p text:style-name="P8">2 horas</text:p>
              </table:table-cell>
              <table:table-cell>
                <text:p text:style-name="P8">3 horas</text:p>
              </table:table-cell>
              <table:table-cell table:style-name="ce15">
                <text:p text:style-name="P11">Revision Modelado Requisitos</text:p>
              </table:table-cell>
            </table:table-row>
            <table:table-row table:style-name="ro2" table:default-cell-style-name="ce12">
              <table:table-cell>
                <text:p text:style-name="P8">3 horas</text:p>
              </table:table-cell>
              <table:table-cell>
                <text:p text:style-name="P8">3 horas</text:p>
              </table:table-cell>
              <table:table-cell table:style-name="ce15">
                <text:p text:style-name="P11">Revision Analisis</text:p>
              </table:table-cell>
            </table:table-row>
            <table:table-row table:style-name="ro2" table:default-cell-style-name="ce12">
              <table:table-cell>
                <text:p text:style-name="P8">3 horas</text:p>
              </table:table-cell>
              <table:table-cell>
                <text:p text:style-name="P8">3 horas</text:p>
              </table:table-cell>
              <table:table-cell table:style-name="ce15">
                <text:p text:style-name="P11">Revision Diseño</text:p>
              </table:table-cell>
            </table:table-row>
            <table:table-row table:style-name="ro4" table:default-cell-style-name="ce12">
              <table:table-cell>
                <text:p text:style-name="P8">3 horas</text:p>
              </table:table-cell>
              <table:table-cell>
                <text:p text:style-name="P8">3 horas</text:p>
              </table:table-cell>
              <table:table-cell table:style-name="ce15">
                <text:p text:style-name="P11">Diseño de Pruebas</text:p>
              </table:table-cell>
            </table:table-row>
            <table:table-row table:style-name="ro5" table:default-cell-style-name="ce16">
              <table:table-cell>
                <text:p text:style-name="P12">31 horas</text:p>
              </table:table-cell>
              <table:table-cell>
                <text:p text:style-name="P12">35 horas</text:p>
              </table:table-cell>
              <table:table-cell table:style-name="ce17">
                <text:p text:style-name="P13"><text:span text:style-name="T2">Tota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Planificación: Tareas y Horas Invertidas (2)</text:span></text:p>
          </draw:text-box>
        </draw:frame>
        <draw:frame draw:style-name="gr3" draw:layer="layout" svg:width="26cm" svg:height="17cm" svg:x="1cm" svg:y="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Modelado: Tareas y Horas Invertidas</text:span></text:p>
          </draw:text-box>
        </draw:frame>
        <draw:frame draw:style-name="standard" draw:layer="layout" svg:width="17.574cm" svg:height="15.365cm" svg:x="5.27cm" svg:y="3.64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2">
              <table:table-cell table:style-name="ce18">
                <text:p text:style-name="P15">Tarea</text:p>
              </table:table-cell>
              <table:table-cell table:style-name="ce11">
                <text:p text:style-name="P16"><text:span text:style-name="T4">Estimación</text:span></text:p>
              </table:table-cell>
              <table:table-cell table:style-name="ce6">
                <text:p text:style-name="P16"><text:span text:style-name="T4">Real</text:span></text:p>
              </table:table-cell>
            </table:table-row>
            <table:table-row table:style-name="ro3" table:default-cell-style-name="ce19">
              <table:table-cell table:style-name="ce13">
                <text:p text:style-name="P17">Modelado de requisitos funcionales (Diagrama casos de uso)</text:p>
              </table:table-cell>
              <table:table-cell>
                <text:p text:style-name="P4">3 horas</text:p>
              </table:table-cell>
              <table:table-cell>
                <text:p text:style-name="P4">1,8 horas</text:p>
              </table:table-cell>
            </table:table-row>
            <table:table-row table:style-name="ro2" table:default-cell-style-name="ce19">
              <table:table-cell table:style-name="ce14">
                <text:p text:style-name="P3">Especificación de los casos de uso</text:p>
              </table:table-cell>
              <table:table-cell>
                <text:p text:style-name="P4">3 horas</text:p>
              </table:table-cell>
              <table:table-cell>
                <text:p text:style-name="P4">5,3 horas</text:p>
              </table:table-cell>
            </table:table-row>
            <table:table-row table:style-name="ro3" table:default-cell-style-name="ce19">
              <table:table-cell table:style-name="ce14">
                <text:p text:style-name="P18">Descomposición en subsistemas funcionales</text:p>
              </table:table-cell>
              <table:table-cell>
                <text:p text:style-name="P4">3 horas</text:p>
              </table:table-cell>
              <table:table-cell>
                <text:p text:style-name="P4">3 horas</text:p>
              </table:table-cell>
            </table:table-row>
            <table:table-row table:style-name="ro2" table:default-cell-style-name="ce19">
              <table:table-cell table:style-name="ce14">
                <text:p text:style-name="P18">Identificación de RNF</text:p>
              </table:table-cell>
              <table:table-cell>
                <text:p text:style-name="P4">3 horas</text:p>
              </table:table-cell>
              <table:table-cell>
                <text:p text:style-name="P4">2 horas</text:p>
              </table:table-cell>
            </table:table-row>
            <table:table-row table:style-name="ro3" table:default-cell-style-name="ce19">
              <table:table-cell table:style-name="ce15">
                <text:p text:style-name="P17">Diagramas de secuencia</text:p>
              </table:table-cell>
              <table:table-cell>
                <text:p text:style-name="P4">10 horas</text:p>
              </table:table-cell>
              <table:table-cell>
                <text:p text:style-name="P4">11,6 horas</text:p>
              </table:table-cell>
            </table:table-row>
            <table:table-row table:style-name="ro2" table:default-cell-style-name="ce19">
              <table:table-cell table:style-name="ce15">
                <text:p text:style-name="P17">Listar operaciones del Sistema</text:p>
              </table:table-cell>
              <table:table-cell>
                <text:p text:style-name="P4">3 horas</text:p>
              </table:table-cell>
              <table:table-cell>
                <text:p text:style-name="P4">4,5 horas</text:p>
              </table:table-cell>
            </table:table-row>
            <table:table-row table:style-name="ro2" table:default-cell-style-name="ce19">
              <table:table-cell table:style-name="ce15">
                <text:p text:style-name="P17">Documento Modelado</text:p>
              </table:table-cell>
              <table:table-cell>
                <text:p text:style-name="P4">3 horas</text:p>
              </table:table-cell>
              <table:table-cell>
                <text:p text:style-name="P4">8,5 horas</text:p>
              </table:table-cell>
            </table:table-row>
            <table:table-row table:style-name="ro5" table:default-cell-style-name="ce20">
              <table:table-cell table:style-name="ce17">
                <text:p text:style-name="P19"><text:span text:style-name="T2">Total</text:span></text:p>
              </table:table-cell>
              <table:table-cell>
                <text:p text:style-name="P1">28 horas</text:p>
              </table:table-cell>
              <table:table-cell>
                <text:p text:style-name="P1">36,7 hora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Modelado: Tareas y Horas Invertidas (2)</text:span></text:p>
          </draw:text-box>
        </draw:frame>
        <draw:frame draw:style-name="gr3" draw:layer="layout" svg:width="26cm" svg:height="17cm" svg:x="1cm" svg:y="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1">Análisis: Tareas y Horas Invertidas</text:span></text:p>
          </draw:text-box>
        </draw:frame>
        <draw:frame draw:style-name="standard" draw:layer="layout" svg:width="17.574cm" svg:height="11.777cm" svg:x="5.27cm" svg:y="4.64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2" table:default-cell-style-name="ce21">
              <table:table-cell>
                <text:p text:style-name="P20">Tarea</text:p>
              </table:table-cell>
              <table:table-cell>
                <text:p text:style-name="P21"><text:span text:style-name="T4">Estimación</text:span></text:p>
              </table:table-cell>
              <table:table-cell table:style-name="ce22">
                <text:p text:style-name="P21"><text:span text:style-name="T4">Real</text:span></text:p>
              </table:table-cell>
            </table:table-row>
            <table:table-row table:style-name="ro3" table:default-cell-style-name="ce23">
              <table:table-cell>
                <text:p text:style-name="P22">Identificar clases, relaciones y atributos</text:p>
              </table:table-cell>
              <table:table-cell>
                <text:p text:style-name="P22">4 horas</text:p>
              </table:table-cell>
              <table:table-cell>
                <text:p text:style-name="P22">1,5 horas</text:p>
              </table:table-cell>
            </table:table-row>
            <table:table-row table:style-name="ro2" table:default-cell-style-name="ce23">
              <table:table-cell table:style-name="ce24">
                <text:p text:style-name="P22">Diagrama de clases del análisis</text:p>
              </table:table-cell>
              <table:table-cell>
                <text:p text:style-name="P22">4 hora</text:p>
              </table:table-cell>
              <table:table-cell>
                <text:p text:style-name="P22">11,5 horas</text:p>
              </table:table-cell>
            </table:table-row>
            <table:table-row table:style-name="ro3" table:default-cell-style-name="ce23">
              <table:table-cell table:style-name="ce24">
                <text:p text:style-name="P22">Contratos</text:p>
              </table:table-cell>
              <table:table-cell>
                <text:p text:style-name="P22">4 horas</text:p>
              </table:table-cell>
              <table:table-cell>
                <text:p text:style-name="P22">4 horas</text:p>
              </table:table-cell>
            </table:table-row>
            <table:table-row table:style-name="ro2" table:default-cell-style-name="ce23">
              <table:table-cell table:style-name="ce25">
                <text:p text:style-name="P22">Diagramas de colaboración</text:p>
              </table:table-cell>
              <table:table-cell>
                <text:p text:style-name="P22">6 horas</text:p>
              </table:table-cell>
              <table:table-cell>
                <text:p text:style-name="P22">13,5 horas</text:p>
              </table:table-cell>
            </table:table-row>
            <table:table-row table:style-name="ro3" table:default-cell-style-name="ce23">
              <table:table-cell table:style-name="ce25">
                <text:p text:style-name="P22">Documento de análisis</text:p>
              </table:table-cell>
              <table:table-cell>
                <text:p text:style-name="P22">3 horas</text:p>
              </table:table-cell>
              <table:table-cell>
                <text:p text:style-name="P22">3 horas</text:p>
              </table:table-cell>
            </table:table-row>
            <table:table-row table:style-name="ro5" table:default-cell-style-name="ce27">
              <table:table-cell table:style-name="ce26">
                <text:p text:style-name="P23"><text:span text:style-name="T2">Total</text:span></text:p>
              </table:table-cell>
              <table:table-cell>
                <text:p text:style-name="P24">21 horas</text:p>
              </table:table-cell>
              <table:table-cell>
                <text:p text:style-name="P24">33,5 hora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><text:span text:style-name="T1">Análisis: Tareas y Horas Invertidas (2)</text:span></text:p>
          </draw:text-box>
        </draw:frame>
        <draw:frame draw:style-name="gr3" draw:layer="layout" svg:width="26cm" svg:height="17cm" svg:x="1cm" svg:y="3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256cm" svg:x="1.4cm" svg:y="-0.338cm" presentation:class="title" presentation:user-transformed="true">
          <draw:text-box>
            <text:p><text:span text:style-name="T1">Diseño: Tareas y Horas Invertidas</text:span></text:p>
          </draw:text-box>
        </draw:frame>
        <draw:frame draw:style-name="standard" draw:layer="layout" svg:width="18.52cm" svg:height="15.204cm" svg:x="5.029cm" svg:y="2.077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6" table:default-cell-style-name="ce21">
              <table:table-cell>
                <text:p text:style-name="P20">Tarea</text:p>
              </table:table-cell>
              <table:table-cell>
                <text:p text:style-name="P21"><text:span text:style-name="T4">Estimación</text:span></text:p>
              </table:table-cell>
              <table:table-cell table:style-name="ce22">
                <text:p text:style-name="P21"><text:span text:style-name="T4">Real</text:span></text:p>
              </table:table-cell>
            </table:table-row>
            <table:table-row table:style-name="ro6" table:default-cell-style-name="ce3">
              <table:table-cell table:style-name="ce5">
                <text:p text:style-name="P3">Decidir Estilo Arquitectónico</text:p>
              </table:table-cell>
              <table:table-cell>
                <text:p text:style-name="P4">1 horas</text:p>
              </table:table-cell>
              <table:table-cell>
                <text:p text:style-name="P4">1,2 horas</text:p>
              </table:table-cell>
            </table:table-row>
            <table:table-row table:style-name="ro6" table:default-cell-style-name="ce3">
              <table:table-cell table:style-name="ce5">
                <text:p text:style-name="P3">Diagrama de Clases de Diseño</text:p>
              </table:table-cell>
              <table:table-cell>
                <text:p text:style-name="P4">4 horas</text:p>
              </table:table-cell>
              <table:table-cell>
                <text:p text:style-name="P4">7,5 horas</text:p>
              </table:table-cell>
            </table:table-row>
            <table:table-row table:style-name="ro6" table:default-cell-style-name="ce3">
              <table:table-cell table:style-name="ce5">
                <text:p text:style-name="P3">Diagrama de Paquetes Estructurales</text:p>
              </table:table-cell>
              <table:table-cell>
                <text:p text:style-name="P4">1 horas</text:p>
              </table:table-cell>
              <table:table-cell>
                <text:p text:style-name="P4">0,1 horas</text:p>
              </table:table-cell>
            </table:table-row>
            <table:table-row table:style-name="ro6" table:default-cell-style-name="ce3">
              <table:table-cell table:style-name="ce5">
                <text:p text:style-name="P3">Eliminar Ciclos</text:p>
              </table:table-cell>
              <table:table-cell>
                <text:p text:style-name="P4">2 horas</text:p>
              </table:table-cell>
              <table:table-cell>
                <text:p text:style-name="P4">0 horas</text:p>
              </table:table-cell>
            </table:table-row>
            <table:table-row table:style-name="ro6" table:default-cell-style-name="ce3">
              <table:table-cell table:style-name="ce5">
                <text:p text:style-name="P3">Identificar Interfaces</text:p>
              </table:table-cell>
              <table:table-cell>
                <text:p text:style-name="P4">4 horas</text:p>
              </table:table-cell>
              <table:table-cell>
                <text:p text:style-name="P4">4 horas</text:p>
              </table:table-cell>
            </table:table-row>
            <table:table-row table:style-name="ro7" table:default-cell-style-name="ce3">
              <table:table-cell table:style-name="ce5">
                <text:p text:style-name="P3">Diagrama de Componentes</text:p>
              </table:table-cell>
              <table:table-cell>
                <text:p text:style-name="P4">2 horas</text:p>
              </table:table-cell>
              <table:table-cell>
                <text:p text:style-name="P4">7 horas</text:p>
              </table:table-cell>
            </table:table-row>
            <table:table-row table:style-name="ro6" table:default-cell-style-name="ce3">
              <table:table-cell table:style-name="ce5">
                <text:p text:style-name="P3">Diagramas de Colaboración de Diseño</text:p>
              </table:table-cell>
              <table:table-cell>
                <text:p text:style-name="P4">8 horas</text:p>
              </table:table-cell>
              <table:table-cell>
                <text:p text:style-name="P4">18 horas</text:p>
              </table:table-cell>
            </table:table-row>
            <table:table-row table:style-name="ro6" table:default-cell-style-name="ce3">
              <table:table-cell table:style-name="ce5">
                <text:p text:style-name="P3">Diagrama Entidad-Relación</text:p>
              </table:table-cell>
              <table:table-cell>
                <text:p text:style-name="P4">1 horas</text:p>
              </table:table-cell>
              <table:table-cell>
                <text:p text:style-name="P4">3,5 horas</text:p>
              </table:table-cell>
            </table:table-row>
            <table:table-row table:style-name="ro6" table:default-cell-style-name="ce3">
              <table:table-cell table:style-name="ce5">
                <text:p text:style-name="P3">Diagrama relacional</text:p>
              </table:table-cell>
              <table:table-cell>
                <text:p text:style-name="P4">1 horas</text:p>
              </table:table-cell>
              <table:table-cell>
                <text:p text:style-name="P4">2 horas</text:p>
              </table:table-cell>
            </table:table-row>
            <table:table-row table:style-name="ro6" table:default-cell-style-name="ce3">
              <table:table-cell table:style-name="ce5">
                <text:p text:style-name="P3">Diseño de la Interfaz de Usuario</text:p>
              </table:table-cell>
              <table:table-cell>
                <text:p text:style-name="P4">4 horas</text:p>
              </table:table-cell>
              <table:table-cell>
                <text:p text:style-name="P4">5,5 horas</text:p>
              </table:table-cell>
            </table:table-row>
            <table:table-row table:style-name="ro8" table:default-cell-style-name="ce3">
              <table:table-cell table:style-name="ce28">
                <text:p text:style-name="P3">Documento de Diseño</text:p>
              </table:table-cell>
              <table:table-cell>
                <text:p text:style-name="P4">6 horas</text:p>
              </table:table-cell>
              <table:table-cell>
                <text:p text:style-name="P4">8,5 horas</text:p>
              </table:table-cell>
            </table:table-row>
            <table:table-row table:style-name="ro8" table:default-cell-style-name="ce3">
              <table:table-cell table:style-name="ce29">
                <text:p text:style-name="P19"><text:span text:style-name="T2">Total</text:span></text:p>
              </table:table-cell>
              <table:table-cell>
                <text:p text:style-name="P4">34 horas</text:p>
              </table:table-cell>
              <table:table-cell>
                <text:p text:style-name="P4">57,3 horas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1">Diseño: Tareas y Horas Invertidas (2)</text:span></text:p>
          </draw:text-box>
        </draw:frame>
        <draw:frame draw:style-name="gr3" draw:layer="layout" svg:width="43cm" svg:height="17.666cm" svg:x="-12.5cm" svg:y="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1">Implementación: Tareas y Horas Invertidas</text:span></text:p>
          </draw:text-box>
        </draw:frame>
        <draw:frame draw:style-name="standard" draw:layer="layout" svg:width="17.574cm" svg:height="9.12cm" svg:x="4.902cm" svg:y="4.54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2" table:default-cell-style-name="ce21">
              <table:table-cell>
                <text:p text:style-name="P20">Tarea</text:p>
              </table:table-cell>
              <table:table-cell>
                <text:p text:style-name="P21"><text:span text:style-name="T4">Estimación</text:span></text:p>
              </table:table-cell>
              <table:table-cell table:style-name="ce22">
                <text:p text:style-name="P21"><text:span text:style-name="T4">Real</text:span></text:p>
              </table:table-cell>
            </table:table-row>
            <table:table-row table:style-name="ro3" table:default-cell-style-name="ce30">
              <table:table-cell table:style-name="ce23">
                <text:p text:style-name="P22">Implementación esqueleto de la interfaz</text:p>
              </table:table-cell>
              <table:table-cell>
                <text:p text:style-name="P25">6 horas</text:p>
              </table:table-cell>
              <table:table-cell>
                <text:p text:style-name="P25">20 horas</text:p>
              </table:table-cell>
            </table:table-row>
            <table:table-row table:style-name="ro2" table:default-cell-style-name="ce30">
              <table:table-cell table:style-name="ce24">
                <text:p text:style-name="P22">Paso del modelo de objetos a Tablas e implantacion en una base de datos</text:p>
              </table:table-cell>
              <table:table-cell>
                <text:p text:style-name="P4">6 horas</text:p>
              </table:table-cell>
              <table:table-cell>
                <text:p text:style-name="P4">6 horas</text:p>
              </table:table-cell>
            </table:table-row>
            <table:table-row table:style-name="ro2" table:default-cell-style-name="ce30">
              <table:table-cell table:style-name="ce24">
                <text:p text:style-name="P22">Implementacion de las clases</text:p>
              </table:table-cell>
              <table:table-cell>
                <text:p text:style-name="P4">18 horas</text:p>
              </table:table-cell>
              <table:table-cell>
                <text:p text:style-name="P4">20 horas</text:p>
              </table:table-cell>
            </table:table-row>
            <table:table-row table:style-name="ro3" table:default-cell-style-name="ce30">
              <table:table-cell table:style-name="ce31">
                <text:p text:style-name="P23"><text:span text:style-name="T2">Total</text:span></text:p>
              </table:table-cell>
              <table:table-cell>
                <text:p text:style-name="P26">30 horas</text:p>
              </table:table-cell>
              <table:table-cell>
                <text:p text:style-name="P26">46 horas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><text:span text:style-name="T1">Implementación: Tareas y Horas Invertidas (2)</text:span></text:p>
          </draw:text-box>
        </draw:frame>
        <draw:frame draw:style-name="gr3" draw:layer="layout" svg:width="26cm" svg:height="17cm" svg:x="1cm" svg:y="3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<text:span text:style-name="T1">Revisión 1ª Iteración: Tareas y Horas Invertidas</text:span></text:p>
          </draw:text-box>
        </draw:frame>
        <draw:frame draw:style-name="standard" draw:layer="layout" svg:width="17.574cm" svg:height="9.12cm" svg:x="4.902cm" svg:y="4.54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2" table:default-cell-style-name="ce21">
              <table:table-cell>
                <text:p text:style-name="P20">Tarea</text:p>
              </table:table-cell>
              <table:table-cell>
                <text:p text:style-name="P21"><text:span text:style-name="T4">Estimación</text:span></text:p>
              </table:table-cell>
              <table:table-cell table:style-name="ce22">
                <text:p text:style-name="P21"><text:span text:style-name="T4">Real</text:span></text:p>
              </table:table-cell>
            </table:table-row>
            <table:table-row table:style-name="ro3" table:default-cell-style-name="ce30">
              <table:table-cell table:style-name="ce23">
                <text:p text:style-name="P22">Revisión 1ª Iteración</text:p>
              </table:table-cell>
              <table:table-cell>
                <text:p text:style-name="P25">8 horas</text:p>
              </table:table-cell>
              <table:table-cell>
                <text:p text:style-name="P25">6 horas</text:p>
              </table:table-cell>
            </table:table-row>
            <table:table-row table:style-name="ro3" table:default-cell-style-name="ce30">
              <table:table-cell table:style-name="ce24">
                <text:p text:style-name="P22">Paso del modelo de objetos a Tablas e implantacion en una base de datos</text:p>
              </table:table-cell>
              <table:table-cell>
                <text:p text:style-name="P25">10 horas</text:p>
              </table:table-cell>
              <table:table-cell>
                <text:p text:style-name="P25">9 horas</text:p>
              </table:table-cell>
            </table:table-row>
            <table:table-row table:style-name="ro3" table:default-cell-style-name="ce30">
              <table:table-cell table:style-name="ce24">
                <text:p text:style-name="P22">Implementacion de las clases</text:p>
              </table:table-cell>
              <table:table-cell>
                <text:p text:style-name="P25">10 horas</text:p>
              </table:table-cell>
              <table:table-cell>
                <text:p text:style-name="P25">41 horas</text:p>
              </table:table-cell>
            </table:table-row>
            <table:table-row table:style-name="ro2" table:default-cell-style-name="ce30">
              <table:table-cell table:style-name="ce31">
                <text:p text:style-name="P23"><text:span text:style-name="T2">Total</text:span></text:p>
              </table:table-cell>
              <table:table-cell>
                <text:p text:style-name="P25">28 horas</text:p>
              </table:table-cell>
              <table:table-cell>
                <text:p text:style-name="P25">56 horas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><text:span text:style-name="T1">Revisión 1ª Iteración: Tareas y Horas Invertidas (2)</text:span></text:p>
          </draw:text-box>
        </draw:frame>
        <draw:frame draw:style-name="gr3" draw:layer="layout" svg:width="26cm" svg:height="17cm" svg:x="1cm" svg:y="3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_25_20Presentacion" presentation:presentation-page-layout-name="AL3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><text:span text:style-name="T1">Implementación: Tareas y Horas Invertidas (2)</text:span></text:p>
          </draw:text-box>
        </draw:frame>
        <draw:frame draw:style-name="gr3" draw:layer="layout" svg:width="26cm" svg:height="17cm" svg:x="1cm" svg:y="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3"/>
      <draw:page-thumbnail draw:layer="backgroundobjects" svg:width="8.999cm" svg:height="6.749cm" svg:x="1cm" svg:y="20.05cm" draw:page-number="4"/>
      <draw:page-thumbnail draw:layer="backgroundobjects" svg:width="8.999cm" svg:height="6.749cm" svg:x="11cm" svg:y="2.898cm" draw:page-number="5"/>
      <draw:page-thumbnail draw:layer="backgroundobjects" svg:width="8.999cm" svg:height="6.749cm" svg:x="11cm" svg:y="11.474cm" draw:page-number="6"/>
      <draw:page-thumbnail draw:layer="backgroundobjects" svg:width="8.999cm" svg:height="6.749cm" svg:x="11cm" svg:y="20.05cm" draw:page-number="7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7:02:47.46</meta:creation-date>
    <meta:editing-duration>PT05H49M25S</meta:editing-duration>
    <meta:editing-cycles>15</meta:editing-cycles>
    <meta:generator>OpenOffice.org/3.2$Win32 OpenOffice.org_project/320m12$Build-9483</meta:generator>
    <meta:initial-creator>Adrián Víctor Pérez Lopera</meta:initial-creator>
    <dc:date>2010-05-12T15:18:03.38</dc:date>
    <dc:creator>Jose David Dionisio Ruiz</dc:creator>
    <meta:document-statistic meta:object-count="107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98cm" svg:height="9.993cm" xlink:href="." chart:class="chart:circle" chart:style-name="ch1">
        <chart:legend chart:legend-position="start" svg:x="0.755cm" svg:y="2.691cm" chart:style-name="ch2"/>
        <chart:plot-area chart:style-name="ch3" chart:data-source-has-labels="both" svg:x="4.496cm" svg:y="0.199cm" svg:width="9.909cm" svg:height="9.39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b3b3b3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stroke="none" draw:fill-color="#4b1f6f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001cm" svg:height="17.001cm" xlink:href="." chart:class="chart:bar" chart:style-name="ch1">
        <chart:legend chart:legend-position="start" svg:x="0.373cm" svg:y="0.398cm" chart:style-name="ch2"/>
        <chart:plot-area chart:style-name="ch3" chart:data-source-has-labels="both" svg:x="5.4cm" svg:y="0.34cm" svg:width="20.081cm" svg:height="15.98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>Horas reales</text:p>
              </table:table-cell>
            </table:table-row>
          </table:table-header-rows>
          <table:table-rows>
            <table:table-row>
              <table:table-cell office:value-type="string">
                <text:p>Modelado de requisitos 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Especificación Casos Uso</text:p>
              </table:table-cell>
              <table:table-cell office:value-type="float" office:value="3">
                <text:p>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composición Subsistemas Funcionale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dentificacion RNF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Secuencia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Operaciones Sistema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Documento Modelado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three-dimension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0000" dr3d:edge-rounding="5%"/>
      <style:text-properties fo:font-size="6pt" style:font-size-asian="6pt" style:font-size-complex="6pt"/>
    </style:style>
    <style:style style:name="ch7" style:family="chart">
      <style:chart-properties chart:solid-type="cuboid"/>
      <style:graphic-properties draw:fill-color="#b3b3b3"/>
    </style:style>
    <style:style style:name="ch8" style:family="chart" style:data-style-name="N0">
      <style:graphic-properties draw:stroke="none" draw:fill-color="#ff420e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3.001cm" svg:height="17.667cm" xlink:href="." chart:class="chart:bar" chart:style-name="ch1">
        <chart:plot-area chart:style-name="ch2" chart:data-source-has-labels="both" svg:x="13.281cm" svg:y="1.168cm" svg:width="26.275cm" svg:height="15.2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local-table.$B$2:.$B$12" chart:label-cell-address="local-table.$B$1" chart:class="chart:bar">
            <chart:data-point chart:style-name="ch7"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style-name="ch10"/>
            <chart:data-point chart:style-name="ch11"/>
            <chart:data-point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>Horas Reales</text:p>
              </table:table-cell>
            </table:table-row>
          </table:table-header-rows>
          <table:table-rows>
            <table:table-row>
              <table:table-cell office:value-type="string">
                <text:p>Decidir Estilo Arquitectónico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Diagrama de Clases de Diseño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b3b3b3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stroke="none" draw:fill-color="#4b1f6f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</style:style>
    <style:style style:name="ch16" style:family="chart">
      <style:chart-properties chart:solid-type="cuboid"/>
      <style:graphic-properties draw:fill-color="#ff95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001cm" svg:height="17.001cm" xlink:href="." chart:class="chart:bar" chart:style-name="ch1">
        <chart:legend chart:legend-position="start" svg:x="0.373cm" svg:y="0.398cm" chart:style-name="ch2"/>
        <chart:plot-area chart:style-name="ch3" chart:data-source-has-labels="both" svg:x="5.4cm" svg:y="0.34cm" svg:width="20.081cm" svg:height="15.98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>Horas reales</text:p>
              </table:table-cell>
            </table:table-row>
          </table:table-header-rows>
          <table:table-rows>
            <table:table-row>
              <table:table-cell office:value-type="string">
                <text:p>Elaboración documento plan.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visió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lan. temporal &amp; D.Gantt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Pert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vision Modelado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vision Analisi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on Diseño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iseño de Prueba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b3b3b3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stroke="none" draw:fill-color="#4b1f6f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01cm" svg:height="17.001cm" xlink:href="." chart:class="chart:bar" chart:style-name="ch1">
        <chart:legend chart:legend-position="start" svg:x="0.373cm" svg:y="0.398cm" chart:style-name="ch2"/>
        <chart:plot-area chart:style-name="ch3" chart:data-source-has-labels="both" svg:x="5.4cm" svg:y="0.34cm" svg:width="20.081cm" svg:height="15.98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>Horas reales</text:p>
              </table:table-cell>
            </table:table-row>
          </table:table-header-rows>
          <table:table-rows>
            <table:table-row>
              <table:table-cell office:value-type="string">
                <text:p>Identificar clases, relaciones y atributos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iagrama de clases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Contrato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s de colaboración</text:p>
              </table:table-cell>
              <table:table-cell office:value-type="float" office:value="6">
                <text:p>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ocumento de análisi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b3b3b3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stroke="none" draw:fill-color="#00ffff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501cm" svg:height="16.501cm" xlink:href="." chart:class="chart:bar" chart:style-name="ch1">
        <chart:legend chart:legend-position="start" svg:x="0.366cm" svg:y="0.387cm" chart:style-name="ch2"/>
        <chart:plot-area chart:style-name="ch3" chart:data-source-has-labels="both" svg:x="5.38cm" svg:y="0.33cm" svg:width="19.611cm" svg:height="15.5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>Horas reales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b3b3b3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stroke="none" draw:fill-color="#4b1f6f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01cm" svg:height="17.001cm" xlink:href="." chart:class="chart:bar" chart:style-name="ch1">
        <chart:legend chart:legend-position="start" svg:x="0.373cm" svg:y="0.398cm" chart:style-name="ch2"/>
        <chart:plot-area chart:style-name="ch3" chart:data-source-has-labels="both" svg:x="5.4cm" svg:y="0.34cm" svg:width="20.081cm" svg:height="15.98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>Horas reales</text:p>
              </table:table-cell>
            </table:table-row>
          </table:table-header-rows>
          <table:table-rows>
            <table:table-row>
              <table:table-cell office:value-type="string">
                <text:p>Implementacion esqueleto interfaz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aso de objetos a tablas. Implementacion BD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mplementación clases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b3b3b3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stroke="none" draw:fill-color="#4b1f6f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01cm" svg:height="17.001cm" xlink:href="." chart:class="chart:bar" chart:style-name="ch1">
        <chart:legend chart:legend-position="start" svg:x="0.373cm" svg:y="0.398cm" chart:style-name="ch2"/>
        <chart:plot-area chart:style-name="ch3" chart:data-source-has-labels="both" svg:x="5.4cm" svg:y="0.34cm" svg:width="20.081cm" svg:height="15.98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>Horas reales</text:p>
              </table:table-cell>
            </table:table-row>
          </table:table-header-rows>
          <table:table-rows>
            <table:table-row>
              <table:table-cell office:value-type="string">
                <text:p>Revisión 1ª Iteración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mplementación nuevo diseño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daptación 1ª Iteración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b3b3b3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stroke="none" draw:fill-color="#4b1f6f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01cm" svg:height="17.001cm" xlink:href="." chart:class="chart:bar" chart:style-name="ch1">
        <chart:legend chart:legend-position="start" svg:x="0.373cm" svg:y="0.398cm" chart:style-name="ch2"/>
        <chart:plot-area chart:style-name="ch3" chart:data-source-has-labels="both" svg:x="5.4cm" svg:y="0.34cm" svg:width="20.081cm" svg:height="15.98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>Horas reales</text:p>
              </table:table-cell>
            </table:table-row>
          </table:table-header-rows>
          <table:table-rows>
            <table:table-row>
              <table:table-cell office:value-type="string">
                <text:p>Implementacion esqueleto interfaz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aso de objetos a tablas. Implementacion BD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mplementación clases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